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1b20" officeooo:paragraph-rsid="00151b20"/>
    </style:style>
    <style:style style:name="P2" style:family="paragraph" style:parent-style-name="Standard">
      <style:text-properties officeooo:rsid="00151b20" officeooo:paragraph-rsid="00157f82"/>
    </style:style>
    <style:style style:name="P3" style:family="paragraph" style:parent-style-name="Standard">
      <style:text-properties officeooo:rsid="00157f82" officeooo:paragraph-rsid="00157f82"/>
    </style:style>
    <style:style style:name="P4" style:family="paragraph" style:parent-style-name="Standard">
      <style:paragraph-properties fo:text-align="end" style:justify-single-word="false"/>
      <style:text-properties officeooo:rsid="00157f82" officeooo:paragraph-rsid="00157f82"/>
    </style:style>
    <style:style style:name="T1" style:family="text">
      <style:text-properties officeooo:rsid="00157f82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rido Rey de la Cabina:</text:p>
      <text:p text:style-name="P3">&lt;br&gt;</text:p>
      <text:p text:style-name="P2"><text:span text:style-name="T1">&lt;br&gt;</text:span>Qué bueno que vengas en tren.</text:p>
      <text:p text:style-name="P2"><text:span text:style-name="T1">&lt;br&gt;</text:span>Qué bueno que vengas.</text:p>
      <text:p text:style-name="P2"><text:span text:style-name="T1">&lt;br&gt;</text:span>Qué bueno.</text:p>
      <text:p text:style-name="P2"><text:span text:style-name="T1">&lt;br&gt;</text:span>Qué bueno que vengas en tren.</text:p>
      <text:p text:style-name="P2"><text:span text:style-name="T1">&lt;br&gt;</text:span>Siempre es más amable,</text:p>
      <text:p text:style-name="P2"><text:span text:style-name="T1">&lt;br&gt;</text:span>y para mí es más fácil estar en la estación</text:p>
      <text:p text:style-name="P2"><text:span text:style-name="T1">&lt;br&gt;</text:span>(hubiera preferido otro día, pero puedo faltar <text:s/>esto y lo otro)</text:p>
      <text:p text:style-name="P2"><text:span text:style-name="T1">&lt;br&gt;</text:span>¿Qué digo? “¿Hubiera preferido?”. Sera domingo</text:p>
      <text:p text:style-name="P2"><text:span text:style-name="T1">&lt;div class=”adelnate</text:span><text:span text:style-name="T1">”&gt;</text:span>cualquier día que vengas,<text:span text:style-name="T1">&lt;/div&gt;</text:span></text:p>
      <text:p text:style-name="P1">ven ya.</text:p>
      <text:p text:style-name="P2"><text:span text:style-name="T1">&lt;br&gt;</text:span>Sabrás disculpar que sólo las yemas de mis dedos</text:p>
      <text:p text:style-name="P2"><text:span text:style-name="T1">&lt;br&gt;</text:span>estén heridas para y tu llegada</text:p>
      <text:p text:style-name="P2"><text:span text:style-name="T1">&lt;br&gt;</text:span>y <text:span text:style-name="T1">permanezcan calladas, y apenas toquen.</text:span></text:p>
      <text:p text:style-name="P3">&lt;br&gt;Toda yo estaré de fiesta…</text:p>
      <text:p text:style-name="P3">&lt;br&gt;y no esperes que lo esconda.</text:p>
      <text:p text:style-name="P4">&lt;div class=”firma”&gt;Paloma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2:01:10.594917264</meta:creation-date>
    <dc:date>2017-10-17T12:16:25.622927875</dc:date>
    <meta:editing-duration>PT5M4S</meta:editing-duration>
    <meta:editing-cycles>1</meta:editing-cycles>
    <meta:document-statistic meta:table-count="0" meta:image-count="0" meta:object-count="0" meta:page-count="1" meta:paragraph-count="18" meta:word-count="96" meta:character-count="607" meta:non-whitespace-character-count="528"/>
    <meta:generator>LibreOffice/5.1.6.2$Linux_X86_64 LibreOffice_project/10m0$Build-2</meta:generator>
  </office:meta>
</office:document-meta>
</file>